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Standard" style:family="paragraph">
      <style:paragraph-properties fo:text-align="center"/>
      <style:text-properties fo:language="en" fo:country="US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fo:text-align="justify"/>
      <style:text-properties fo:language="en" fo:country="US"/>
    </style:style>
    <style:style style:name="P5" style:parent-style-name="Standard" style:family="paragraph">
      <style:paragraph-properties fo:text-align="justify"/>
      <style:text-properties fo:language="en" fo:country="US"/>
    </style:style>
    <style:style style:name="P6" style:parent-style-name="Standard" style:list-style-name="LFO1" style:family="paragraph">
      <style:paragraph-properties fo:text-align="justify"/>
      <style:text-properties fo:language="en" fo:country="US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PreformattedText" style:family="paragraph">
      <style:paragraph-properties fo:text-align="justify"/>
    </style:style>
    <style:style style:name="P59" style:parent-style-name="PreformattedText" style:family="paragraph">
      <style:paragraph-properties fo:text-align="justify"/>
    </style:style>
    <style:style style:name="P60" style:parent-style-name="PreformattedText" style:family="paragraph">
      <style:paragraph-properties fo:text-align="justify"/>
    </style:style>
    <style:style style:name="P61" style:parent-style-name="PreformattedText" style:family="paragraph">
      <style:paragraph-properties fo:text-align="justify"/>
    </style:style>
    <style:style style:name="P62" style:parent-style-name="PreformattedText" style:family="paragraph">
      <style:paragraph-properties fo:text-align="justify"/>
      <style:text-properties fo:language="en" fo:country="US"/>
    </style:style>
    <style:style style:name="P63" style:parent-style-name="Standard" style:family="paragraph">
      <style:paragraph-properties fo:text-align="justify"/>
      <style:text-properties fo:language="en" fo:country="US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  <style:text-properties fo:language="en" fo:country="US"/>
    </style:style>
    <style:style style:name="P76" style:parent-style-name="Standard" style:family="paragraph">
      <style:paragraph-properties fo:text-align="justify"/>
      <style:text-properties fo:language="en" fo:country="US"/>
    </style:style>
    <style:style style:name="P77" style:parent-style-name="Standard" style:family="paragraph">
      <style:paragraph-properties fo:text-align="justify"/>
      <style:text-properties fo:language="en" fo:country="US"/>
    </style:style>
    <style:style style:name="P78" style:parent-style-name="Standard" style:family="paragraph">
      <style:paragraph-properties fo:text-align="justify"/>
      <style:text-properties fo:language="en" fo:country="US"/>
    </style:style>
    <style:style style:name="P79" style:parent-style-name="Standard" style:family="paragraph">
      <style:paragraph-properties fo:text-align="justify"/>
      <style:text-properties fo:language="en" fo:country="US"/>
    </style:style>
    <style:style style:name="P80" style:parent-style-name="Standard" style:family="paragraph">
      <style:paragraph-properties fo:text-align="justify"/>
      <style:text-properties fo:language="en" fo:country="US"/>
    </style:style>
    <style:style style:name="P81" style:parent-style-name="Standard" style:family="paragraph">
      <style:paragraph-properties fo:text-align="justify"/>
      <style:text-properties fo:language="en" fo:country="US"/>
    </style:style>
    <style:style style:name="P82" style:parent-style-name="Standard" style:family="paragraph">
      <style:paragraph-properties fo:text-align="justify"/>
      <style:text-properties fo:language="en" fo:country="US"/>
    </style:style>
    <style:style style:name="P83" style:parent-style-name="Standard" style:family="paragraph">
      <style:paragraph-properties fo:text-align="justify"/>
      <style:text-properties fo:language="en" fo:country="US"/>
    </style:style>
    <style:style style:name="P84" style:parent-style-name="Standard" style:family="paragraph">
      <style:paragraph-properties fo:text-align="justify"/>
      <style:text-properties fo:language="en" fo:country="US"/>
    </style:style>
    <style:style style:name="P85" style:parent-style-name="Standard" style:family="paragraph">
      <style:paragraph-properties fo:text-align="justify"/>
      <style:text-properties fo:language="en" fo:country="US"/>
    </style:style>
    <style:style style:name="P86" style:parent-style-name="Standard" style:family="paragraph">
      <style:paragraph-properties fo:text-align="justify"/>
      <style:text-properties fo:language="en" fo:country="US"/>
    </style:style>
    <style:style style:name="P87" style:parent-style-name="Standard" style:family="paragraph">
      <style:paragraph-properties fo:text-align="justify"/>
      <style:text-properties fo:language="en" fo:country="US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  <style:text-properties fo:language="en" fo:country="US"/>
    </style:style>
    <style:style style:name="P91" style:parent-style-name="Standard" style:family="paragraph">
      <style:paragraph-properties fo:text-align="justify"/>
      <style:text-properties fo:language="en" fo:country="US"/>
    </style:style>
    <style:style style:name="P92" style:parent-style-name="Standard" style:family="paragraph">
      <style:paragraph-properties fo:text-align="justify"/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P1 R102 Wireshark</text:p>
      <text:p text:style-name="P2"/>
      <text:p text:style-name="P3"/>
      <text:p text:style-name="P4">Exercice 1</text:p>
      <text:p text:style-name="P5"/>
      <text:list text:style-name="LFO1" text:continue-numbering="true">
        <text:list-item>
          <text:p text:style-name="P6">IP.addr <text:s/>== 10.213.14.1</text:p>
        </text:list-item>
        <text:list-item>
          <text:p text:style-name="P7">Ip.src == 10.213.14.1<text:s/>ou ip.dst == …</text:p>
        </text:list-item>
        <text:list-item>
          <text:p text:style-name="P8">Tcp/udp.port eq 25 or(et)<text:s/>icmp</text:p>
        </text:list-item>
      </text:list>
      <text:p text:style-name="P9">2)</text:p>
      <text:p text:style-name="P10">Voilà le resultat du site perdu.com :</text:p>
      <text:p text:style-name="P11"><draw:frame draw:z-index="251658240" draw:style-name="a0" draw:name="Image1" text:anchor-type="paragraph" svg:x="0.10472in" svg:y="0.11024in" svg:width="6.69291in" svg:height="0.21732in" style:rel-width="scale" style:rel-height="scale"><draw:image xlink:href="media/image1.png" xlink:type="simple" xlink:show="embed" xlink:actuate="onLoad"/><svg:title/><svg:desc/></draw:frame></text:p>
      <text:p text:style-name="P12">Les couches avec protocole :</text:p>
      <text:p text:style-name="P13">Application : HTTP</text:p>
      <text:p text:style-name="P14">Transport : TCP</text:p>
      <text:p text:style-name="P15">Internet : IPV4</text:p>
      <text:p text:style-name="P16">Accès<text:s/>réseau : Ethernet</text:p>
      <text:p text:style-name="P17"/>
      <text:p text:style-name="P18">3)</text:p>
      <text:p text:style-name="P19">Frame<text:s/>17.</text:p>
      <text:p text:style-name="P20">C’est un numéro attribuer à chaque ‘’ capture ‘’. Dans l’ordre de capture du temps.</text:p>
      <text:p text:style-name="P21"/>
      <text:p text:style-name="P22">Exercice 2 :</text:p>
      <text:p text:style-name="P23">1)</text:p>
      <text:p text:style-name="P24">Les paquets ICMP :</text:p>
      <text:p text:style-name="P25">-paquet reply</text:p>
      <text:p text:style-name="P26">-paquet request</text:p>
      <text:p text:style-name="P27"/>
      <text:p text:style-name="P28">Il demande une confirmation<text:s/>à<text:s/>l’IP<text:s/>demandé<text:s/>et elle répond.</text:p>
      <text:p text:style-name="P29"/>
      <text:p text:style-name="P30">2)</text:p>
      <text:p text:style-name="P31"/>
      <text:p text:style-name="P32">La trame est<text:s/>encapsulée<text:s/>dans un IPV4 puis Ethernet.</text:p>
      <text:p text:style-name="P33"/>
      <text:p text:style-name="P34">Data &gt; IPV4 &gt;<text:s/>Ethernet</text:p>
      <text:p text:style-name="P35"/>
      <text:p text:style-name="P36">Exercice 3 :</text:p>
      <text:p text:style-name="P37"/>
      <text:p text:style-name="P38">LE TCP stream suit les demande et question d’une demande http.</text:p>
      <text:p text:style-name="P39">Il utilise les ip de source et destination pour faire un suivie des demande et réponse.</text:p>
      <text:p text:style-name="P40"/>
      <text:p text:style-name="P41">Exercice 4 :</text:p>
      <text:p text:style-name="P42"/>
      <text:p text:style-name="P43">1) Le tableau montre les IP qui ont été utiliser, le temps et les commentaires.</text:p>
      <text:p text:style-name="P44"/>
      <text:p text:style-name="P45">Exercice 5 :</text:p>
      <text:p text:style-name="P46"/>
      <text:p text:style-name="P47">1)</text:p>
      <text:p text:style-name="P48"><draw:frame draw:z-index="251659264" draw:style-name="a1" draw:name="Image2" text:anchor-type="paragraph" svg:x="0.35276in" svg:y="0.02638in" svg:width="5.45827in" svg:height="0.26024in" style:rel-width="scale" style:rel-height="scale"><draw:image xlink:href="media/image2.png" xlink:type="simple" xlink:show="embed" xlink:actuate="onLoad"/><svg:title/><svg:desc/></draw:frame></text:p>
      <text:p text:style-name="P49"/>
      <text:p text:style-name="P50"><text:tab/><text:tab/><text:tab/><text:tab/><text:tab/><text:tab/><text:tab/><text:tab/><text:tab/><text:tab/>IPV4</text:p>
      <text:p text:style-name="P51">0800 permet de dire ce que contient la trame</text:p>
      <text:p text:style-name="P52"/>
      <text:p text:style-name="P53"/>
      <text:p text:style-name="P54">2) La valeur<text:s/>pour un paquet ARP sera 0806</text:p>
      <text:p text:style-name="P55"/>
      <text:p text:style-name="P56">Exercice 6</text:p>
      <text:p text:style-name="P57"/>
      <text:p text:style-name="P58">emis par la machine : ip.src == 10.213.14.1</text:p>
      <text:p text:style-name="P59">TCP : tcp</text:p>
      <text:p text:style-name="P60">Port 80 :tcp.port eq 80 ou == 80</text:p>
      <text:p text:style-name="P61"/>
      <text:p text:style-name="P62">Donc ip.src == 10.213.14.1 or<text:s/>tcp.port == 80</text:p>
      <text:p text:style-name="P63"/>
      <text:p text:style-name="P64">adresse mac de<text:s/>destination : d4:be:d9:a9:43:14</text:p>
      <text:p text:style-name="P65">Adresse ip de destination : 172.42.20.254</text:p>
      <text:p text:style-name="P66"/>
      <text:p text:style-name="P67"/>
      <text:p text:style-name="P68">Exercice 7 :</text:p>
      <text:p text:style-name="P69">le logiciel capture tout les paquet, et affiche l’heure, l’ip source et destination.</text:p>
      <text:p text:style-name="P70">Voila le filtre : | grep http</text:p>
      <text:p text:style-name="P71"/>
      <text:p text:style-name="P72">Exercice 8 :</text:p>
      <text:p text:style-name="P73">arp -an</text:p>
      <text:p text:style-name="P74">ou</text:p>
      <text:p text:style-name="P75">ip neigh</text:p>
      <text:p text:style-name="P76">10.213.5.1 dev eno1<text:s/>lladdr 98:90:96:e0:7e:2b STALE</text:p>
      <text:p text:style-name="P77">10.213.0.99 dev eno1 lladdr 3c:18:a0:02:b9:d5 STALE</text:p>
      <text:p text:style-name="P78">10.213.15.1 dev eno1 lladdr 98:90:96:e0:80:c1 STALE</text:p>
      <text:p text:style-name="P79">10.213.7.1 dev eno1 lladdr 98:90:96:e0:84:49 STALE</text:p>
      <text:p text:style-name="P80">10.213.8.1 dev eno1 lladdr 98:90:96:e0:85:29 STALE</text:p>
      <text:p text:style-name="P81">10.213.255.254 dev eno1 lladdr d0:7e:28:2d:84:8c STALE</text:p>
      <text:p text:style-name="P82">10.213.11.1 dev eno1 lladdr 98:90:96:e0:80:bd STALE</text:p>
      <text:p text:style-name="P83">10.213.10.1 dev eno1 lladdr 98:90:96:e0:83:b1 STALE</text:p>
      <text:p text:style-name="P84">10.213.2.1 dev eno1 lladdr 98:90:96:e0:84:b2 STALE</text:p>
      <text:p text:style-name="P85">10.213.12.1 dev eno1 lladdr 98:90:96:e0:81:37<text:s/>STALE</text:p>
      <text:p text:style-name="P86">fe80::9a90:96ff:fee0:7ece dev eno1 lladdr 98:90:96:e0:7e:ce STALE</text:p>
      <text:p text:style-name="P87"/>
      <text:p text:style-name="P88">Il affiche le cache ARP.</text:p>
      <text:p text:style-name="P89"/>
      <text:p text:style-name="P90">Et pour la vider:</text:p>
      <text:p text:style-name="P91"/>
      <text:p text:style-name="P92">ip neigh flush all dev (interface)</text:p>
      <text:p text:style-name="P93"/>
      <text:p text:style-name="P94">Exercice 9 :</text:p>
      <text:p text:style-name="P95">J’émets une trame de demande<text:s/>ARP<text:s/>pour avoir l’adresse mac</text:p>
      <text:p text:style-name="P96">je reçois une trame de réponse qui me dit que telle<text:s/>IP<text:s/>est<text:s/>à<text:s/>telle adresse mac</text:p>
      <text:p text:style-name="P97"/>
      <text:p text:style-name="P98">Ils enregistrent<text:s/>dans leur cache ARP les adresse MAC qui correspond<text:s/>à<text:s/>laquelle<text:s/>adresse<text:s/>IP</text:p>
      <text:p text:style-name="P99"/>
      <text:p text:style-name="P100">Exercice 10 :</text:p>
      <text:p text:style-name="P101"/>
      <text:p text:style-name="P102">Il contient bien l’adresse MAC précédente</text:p>
      <text:p text:style-name="P103"/>
      <text:p text:style-name="P104">Exercice 11 :</text:p>
      <text:p text:style-name="P105"/>
      <text:p text:style-name="P106">Il n’utilise pas le protocole<text:s/>ARP<text:s/>car il<text:s/>connaît<text:s/>déjà l’adresse mac affecter<text:s/>à<text:s/>l’IP<text:s/>demander.<text:s/></text:p>
      <text:p text:style-name="P107"/>
      <text:p text:style-name="P108">Exercice 12 :</text:p>
      <text:p text:style-name="P109"/>
      <text:p text:style-name="P110">Il<text:s/>n’a<text:s/>pas mis<text:s/>à<text:s/>jour l’adresse car il<text:s/>l’a<text:s/>déjà en cache.</text:p>
      <text:p text:style-name="P111"/>
      <text:p text:style-name="P112">Exercice 13 :</text:p>
      <text:p text:style-name="P113"/>
      <text:p text:style-name="P114">Il ne se met pas<text:s/>à<text:s/>jour car on sort du réseau local.</text:p>
      <text:p text:style-name="P115">Nan c’est le routeur qui va avoir le serveur google.</text:p>
      <text:p text:style-name="P116"/>
      <text:p text:style-name="P117">Exercice 14 :</text:p>
      <text:p text:style-name="P118"/>
      <text:p text:style-name="P119">Les statut des entre cache sont (failed, reachable, stable, delay,<text:s/>ect…)</text:p>
      <text:p text:style-name="P120"/>
      <text:p text:style-name="P121">Exercice 15 :</text:p>
      <text:p text:style-name="P122"/>
      <text:p text:style-name="P123">Oui, il y<text:s/>avait marqué delay, puis reachable</text:p>
      <text:p text:style-name="P124"/>
      <text:p text:style-name="P125">Exercice 16 :</text:p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lien Alleaume</dc:creator>
    <meta:creation-date>2021-10-22T15:41:00Z</meta:creation-date>
    <dc:date>2021-11-25T13:31:00Z</dc:date>
    <meta:template xlink:href="Normal" xlink:type="simple"/>
    <meta:editing-cycles>5</meta:editing-cycles>
    <meta:editing-duration>PT4080S</meta:editing-duration>
    <meta:document-statistic meta:page-count="3" meta:paragraph-count="5" meta:word-count="431" meta:character-count="2798" meta:row-count="19" meta:non-whitespace-character-count="2372"/>
  </office:meta>
</office:document-meta>
</file>